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1b495" officeooo:paragraph-rsid="0011b495"/>
    </style:style>
    <style:style style:name="P3" style:family="paragraph" style:parent-style-name="Standard">
      <style:paragraph-properties fo:text-align="start" style:justify-single-word="false"/>
      <style:text-properties officeooo:rsid="00153ce3" officeooo:paragraph-rsid="00153ce3"/>
    </style:style>
    <style:style style:name="P4" style:family="paragraph" style:parent-style-name="Standard">
      <style:paragraph-properties fo:text-align="start" style:justify-single-word="false"/>
      <style:text-properties officeooo:rsid="00153ce3" officeooo:paragraph-rsid="001687c2"/>
    </style:style>
    <style:style style:name="P5" style:family="paragraph" style:parent-style-name="Standard">
      <style:paragraph-properties fo:text-align="start" style:justify-single-word="false"/>
      <style:text-properties officeooo:rsid="00153ce3" officeooo:paragraph-rsid="001782a3"/>
    </style:style>
    <style:style style:name="P6" style:family="paragraph" style:parent-style-name="Standard">
      <style:paragraph-properties fo:text-align="start" style:justify-single-word="false"/>
      <style:text-properties officeooo:rsid="00153ce3" officeooo:paragraph-rsid="001b5cd4"/>
    </style:style>
    <style:style style:name="P7" style:family="paragraph" style:parent-style-name="Standard">
      <style:paragraph-properties fo:text-align="center" style:justify-single-word="false"/>
      <style:text-properties officeooo:rsid="00153ce3" officeooo:paragraph-rsid="00153ce3"/>
    </style:style>
    <style:style style:name="P8" style:family="paragraph" style:parent-style-name="Standard">
      <style:paragraph-properties fo:text-align="start" style:justify-single-word="false"/>
      <style:text-properties officeooo:rsid="001b8521" officeooo:paragraph-rsid="001b8521"/>
    </style:style>
    <style:style style:name="P9" style:family="paragraph" style:parent-style-name="Standard">
      <style:paragraph-properties fo:text-align="start" style:justify-single-word="false"/>
      <style:text-properties fo:font-weight="bold" officeooo:rsid="0011b495" officeooo:paragraph-rsid="0011b49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b8521" officeooo:paragraph-rsid="001b852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c484e" officeooo:paragraph-rsid="001c484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53ce3" officeooo:paragraph-rsid="001687c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53ce3" officeooo:paragraph-rsid="00153ce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2279a0" officeooo:paragraph-rsid="002279a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1b495" officeooo:paragraph-rsid="0011b49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rsid="001c484e" officeooo:paragraph-rsid="001c484e"/>
    </style:style>
    <style:style style:name="P17" style:family="paragraph" style:parent-style-name="Standard">
      <style:paragraph-properties fo:text-align="start" style:justify-single-word="false"/>
      <style:text-properties officeooo:rsid="002279a0" officeooo:paragraph-rsid="002279a0"/>
    </style:style>
    <style:style style:name="P18" style:family="paragraph" style:parent-style-name="Standard">
      <style:paragraph-properties fo:text-align="start" style:justify-single-word="false"/>
      <style:text-properties officeooo:rsid="002279a0" officeooo:paragraph-rsid="00242dbe"/>
    </style:style>
    <style:style style:name="P19" style:family="paragraph" style:parent-style-name="Standard">
      <style:paragraph-properties fo:text-align="start" style:justify-single-word="false"/>
      <style:text-properties officeooo:rsid="002279a0" officeooo:paragraph-rsid="002630c4"/>
    </style:style>
    <style:style style:name="P20" style:family="paragraph" style:parent-style-name="Standard" style:master-page-name="">
      <style:paragraph-properties fo:margin-left="0in" fo:margin-right="0in" fo:text-align="start" style:justify-single-word="false" fo:text-indent="0.3752in" style:auto-text-indent="false" style:page-number="auto"/>
      <style:text-properties officeooo:rsid="0011b495" officeooo:paragraph-rsid="0011b495"/>
    </style:style>
    <style:style style:name="P21" style:family="paragraph" style:parent-style-name="Standard">
      <style:paragraph-properties fo:margin-left="0in" fo:margin-right="0in" fo:text-align="start" style:justify-single-word="false" fo:text-indent="0.3752in" style:auto-text-indent="false"/>
      <style:text-properties officeooo:rsid="0011b495" officeooo:paragraph-rsid="0011b495"/>
    </style:style>
    <style:style style:name="P22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officeooo:rsid="0011b495" officeooo:paragraph-rsid="0011b495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1b495" officeooo:paragraph-rsid="0011b495"/>
    </style:style>
    <style:style style:name="P24" style:family="paragraph" style:parent-style-name="Standard" style:master-page-name="">
      <style:paragraph-properties fo:margin-left="0.3118in" fo:margin-right="0in" fo:text-align="start" style:justify-single-word="false" fo:text-indent="0in" style:auto-text-indent="false" style:page-number="auto"/>
      <style:text-properties officeooo:rsid="0011b495" officeooo:paragraph-rsid="0011b495"/>
    </style:style>
    <style:style style:name="P25" style:family="paragraph" style:parent-style-name="Standard">
      <style:paragraph-properties fo:margin-left="0.3118in" fo:margin-right="0in" fo:text-align="start" style:justify-single-word="false" fo:text-indent="0in" style:auto-text-indent="false"/>
      <style:text-properties officeooo:rsid="0011b495" officeooo:paragraph-rsid="0011b495"/>
    </style:style>
    <style:style style:name="P26" style:family="paragraph" style:parent-style-name="Standard" style:master-page-name="">
      <style:paragraph-properties fo:margin-left="0.25in" fo:margin-right="0in" fo:text-align="start" style:justify-single-word="false" fo:text-indent="0in" style:auto-text-indent="false" style:page-number="auto"/>
      <style:text-properties officeooo:rsid="0011b495" officeooo:paragraph-rsid="0011b495"/>
    </style:style>
    <style:style style:name="P27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11b495" officeooo:paragraph-rsid="0011b495"/>
    </style:style>
    <style:style style:name="P28" style:family="paragraph" style:parent-style-name="Standard">
      <style:paragraph-properties fo:text-align="start" style:justify-single-word="false"/>
      <style:text-properties fo:font-weight="bold" officeooo:rsid="00204bfe" officeooo:paragraph-rsid="00153ce3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2279a0" officeooo:paragraph-rsid="002279a0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2279a0" officeooo:paragraph-rsid="00242dbe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2279a0" officeooo:paragraph-rsid="002630c4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officeooo:rsid="00287556" officeooo:paragraph-rsid="00287556"/>
    </style:style>
    <style:style style:name="P33" style:family="paragraph" style:parent-style-name="Standard">
      <style:paragraph-properties fo:text-align="start" style:justify-single-word="false"/>
      <style:text-properties officeooo:rsid="00153ce3" officeooo:paragraph-rsid="00153ce3"/>
    </style:style>
    <style:style style:name="P34" style:family="paragraph" style:parent-style-name="Standard">
      <style:paragraph-properties fo:text-align="start" style:justify-single-word="false"/>
      <style:text-properties officeooo:rsid="00153ce3" officeooo:paragraph-rsid="002b63e6"/>
    </style:style>
    <style:style style:name="T1" style:family="text">
      <style:text-properties officeooo:rsid="0011b495"/>
    </style:style>
    <style:style style:name="T2" style:family="text">
      <style:text-properties officeooo:rsid="001332f4"/>
    </style:style>
    <style:style style:name="T3" style:family="text">
      <style:text-properties officeooo:rsid="001687c2"/>
    </style:style>
    <style:style style:name="T4" style:family="text">
      <style:text-properties officeooo:rsid="001782a3"/>
    </style:style>
    <style:style style:name="T5" style:family="text">
      <style:text-properties officeooo:rsid="0018f727"/>
    </style:style>
    <style:style style:name="T6" style:family="text">
      <style:text-properties officeooo:rsid="0019b9e3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82a3" style:font-weight-asian="bold" style:font-weight-complex="bold"/>
    </style:style>
    <style:style style:name="T10" style:family="text">
      <style:text-properties fo:font-weight="bold" officeooo:rsid="00204bfe" style:font-weight-asian="bold" style:font-weight-complex="bold"/>
    </style:style>
    <style:style style:name="T11" style:family="text">
      <style:text-properties fo:font-weight="bold" officeooo:rsid="0018f727" style:font-weight-asian="bold" style:font-weight-complex="bold"/>
    </style:style>
    <style:style style:name="T12" style:family="text">
      <style:text-properties fo:font-weight="bold" officeooo:rsid="001b5cd4" style:font-weight-asian="bold" style:font-weight-complex="bold"/>
    </style:style>
    <style:style style:name="T13" style:family="text">
      <style:text-properties fo:font-weight="bold" officeooo:rsid="00209225" style:font-weight-asian="bold" style:font-weight-complex="bold"/>
    </style:style>
    <style:style style:name="T14" style:family="text">
      <style:text-properties fo:font-weight="bold" officeooo:rsid="00242dbe" style:font-weight-asian="bold" style:font-weight-complex="bold"/>
    </style:style>
    <style:style style:name="T15" style:family="text">
      <style:text-properties fo:font-weight="bold" officeooo:rsid="0025671a" style:font-weight-asian="bold" style:font-weight-complex="bold"/>
    </style:style>
    <style:style style:name="T16" style:family="text">
      <style:text-properties fo:font-weight="bold" officeooo:rsid="001687c2" style:font-weight-asian="bold" style:font-weight-complex="bold"/>
    </style:style>
    <style:style style:name="T17" style:family="text">
      <style:text-properties fo:font-weight="bold" officeooo:rsid="0019b9e3" style:font-weight-asian="bold" style:font-weight-complex="bold"/>
    </style:style>
    <style:style style:name="T18" style:family="text">
      <style:text-properties fo:font-weight="bold" officeooo:rsid="002af007" style:font-weight-asian="bold" style:font-weight-complex="bold"/>
    </style:style>
    <style:style style:name="T19" style:family="text">
      <style:text-properties fo:font-weight="bold" officeooo:rsid="002b63e6" style:font-weight-asian="bold" style:font-weight-complex="bold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0pt" fo:font-weight="bold" officeooo:rsid="0011b495" style:font-size-asian="20pt" style:font-weight-asian="bold" style:font-size-complex="20pt" style:font-weight-complex="bold"/>
    </style:style>
    <style:style style:name="T22" style:family="text">
      <style:text-properties officeooo:rsid="001c484e"/>
    </style:style>
    <style:style style:name="T23" style:family="text">
      <style:text-properties officeooo:rsid="00204bfe"/>
    </style:style>
    <style:style style:name="T24" style:family="text">
      <style:text-properties officeooo:rsid="00209225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26cc57"/>
    </style:style>
    <style:style style:name="T27" style:family="text">
      <style:text-properties officeooo:rsid="002966ac"/>
    </style:style>
    <style:style style:name="T28" style:family="text">
      <style:text-properties officeooo:rsid="002af007"/>
    </style:style>
    <style:style style:name="T29" style:family="text">
      <style:text-properties officeooo:rsid="002b63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9"/><text:span text:style-name="T20"><text:s/></text:span><text:span text:style-name="T21">How to install Roundcube Webmail</text:span></text:p>
      <text:p text:style-name="P1"/>
      <text:p text:style-name="P15">Step 1: Download &amp; Install Roundcubemail</text:p>
      <text:p text:style-name="P2"/>
      <text:p text:style-name="P10">Step : 1.1 Creation of Database </text:p>
      <text:p text:style-name="P8"/>
      <text:p text:style-name="P2"><text:s text:c="9"/>First create a database roundcube mail : to login mysql on your terminal</text:p>
      <text:p text:style-name="P2"/>
      <text:p text:style-name="P26"><text:s text:c="9"/>## mysql -u root -p </text:p>
      <text:p text:style-name="P27"><text:s text:c="9"/>mysql&gt; CREATE DATABASE IF NOT EXISTS <text:span text:style-name="T8">`roundcube`</text:span>; </text:p>
      <text:p text:style-name="P27"><text:s text:c="9"/>mysql&gt; GRANT ALL PRIVILEGES ON <text:span text:style-name="T8">`roundcube`</text:span> . * TO 'roundcube'@'localhost' <text:s text:c="24"/>IDENTIFIED BY <text:span text:style-name="T8">'Password'</text:span>; </text:p>
      <text:p text:style-name="P27"><text:s text:c="9"/>mysql&gt; FLUSH PRIVILEGES; </text:p>
      <text:p text:style-name="P27"><text:s text:c="9"/>mysql&gt; quit </text:p>
      <text:p text:style-name="P2"/>
      <text:p text:style-name="P2"><text:s text:c="9"/>In password ur <text:span text:style-name="T8">“own”</text:span> choose </text:p>
      <text:p text:style-name="P2"/>
      <text:p text:style-name="P8"><text:span text:style-name="T8">Step : 1.2 <text:s text:c="2"/>=&gt; Creation of apache configuration</text:span><text:span text:style-name="T1"> </text:span></text:p>
      <text:p text:style-name="P2"/>
      <text:p text:style-name="P2">#vim /etc/httpd/conf.d/90-roundcube.conf </text:p>
      <text:p text:style-name="P2"/>
      <text:p text:style-name="P2"><text:s text:c="3"/><text:span text:style-name="T22">P</text:span>aste following lines: </text:p>
      <text:p text:style-name="P2"/>
      <text:p text:style-name="P2"><text:s text:c="15"/>Alias /webmail /var/www/html/roundcube </text:p>
      <text:p text:style-name="P2"/>
      <text:p text:style-name="P24"><text:s text:c="7"/>&lt;Directory /var/www/html/roundcube&gt; </text:p>
      <text:p text:style-name="P25"><text:s text:c="13"/>Options -Indexes </text:p>
      <text:p text:style-name="P25"><text:s text:c="13"/>AllowOverride All </text:p>
      <text:p text:style-name="P25"><text:s text:c="7"/>&lt;/Directory&gt; </text:p>
      <text:p text:style-name="P25"/>
      <text:p text:style-name="P25"><text:s text:c="7"/>&lt;Directory /var/www/html/roundcube/config&gt; </text:p>
      <text:p text:style-name="P25"><text:s text:c="13"/>Order Deny,Allow </text:p>
      <text:p text:style-name="P25"><text:s text:c="13"/>Deny from All </text:p>
      <text:p text:style-name="P25"><text:s text:c="7"/>&lt;/Directory&gt; </text:p>
      <text:p text:style-name="P25"/>
      <text:p text:style-name="P25"><text:s text:c="7"/>&lt;Directory /var/www/html/roundcube/temp&gt; </text:p>
      <text:p text:style-name="P25"><text:s text:c="12"/>Order Deny,Allow </text:p>
      <text:p text:style-name="P25"><text:s text:c="12"/>Deny from All </text:p>
      <text:p text:style-name="P25"><text:s text:c="6"/>&lt;/Directory&gt; </text:p>
      <text:p text:style-name="P25"/>
      <text:p text:style-name="P25"><text:s text:c="6"/>&lt;Directory /var/www/html/roundcube/logs&gt; </text:p>
      <text:p text:style-name="P25"><text:s text:c="11"/>Order Deny,Allow </text:p>
      <text:p text:style-name="P25"><text:s text:c="11"/>Deny from All </text:p>
      <text:p text:style-name="P25"><text:s text:c="6"/>&lt;/Directory&gt; </text:p>
      <text:p text:style-name="P25"/>
      <text:p text:style-name="P2"/>
      <text:p text:style-name="P2"/>
      <text:p text:style-name="P2"/>
      <text:p text:style-name="P2"><text:soft-page-break/></text:p>
      <text:p text:style-name="P10"><text:span text:style-name="T22">S</text:span>tep 1.3 <text:s text:c="2"/>=&gt; Download &amp; Install the Roundcube Webmail</text:p>
      <text:p text:style-name="P8"/>
      <text:p text:style-name="P2"><text:s text:c="8"/>Now, download and set-up the latest version of Roundcube to /var/www/html/roundcube </text:p>
      <text:p text:style-name="P2"/>
      <text:p text:style-name="P2"><text:s text:c="8"/>Mannually download and configure </text:p>
      <text:p text:style-name="P2"><text:s text:c="14"/>OR </text:p>
      <text:p text:style-name="P2"/>
      <text:p text:style-name="P2"><text:s text:c="8"/>Following this Comment : </text:p>
      <text:p text:style-name="P22"/>
      <text:p text:style-name="P23"><text:s text:c="13"/>## curl -L "http://sourceforge.net/projects/roundcubemail/files/latest/download?source=files" <text:s text:c="28"/>&gt;/tmp/roundcube-latest.tar.gz </text:p>
      <text:p text:style-name="P23"><text:s text:c="12"/>## tar -zxf /tmp/roundcube-latest.tar.gz -C /var/www/html </text:p>
      <text:p text:style-name="P23"><text:s text:c="12"/>## rm -f /tmp/roundcube-latest.tar.gz </text:p>
      <text:p text:style-name="P23"><text:s text:c="12"/>## cd /var/www/html </text:p>
      <text:p text:style-name="P23"><text:s text:c="12"/>## mv roundcubemail-* roundcube </text:p>
      <text:p text:style-name="P23"><text:s text:c="12"/>## chown root: -R roundcube/ </text:p>
      <text:p text:style-name="P23"><text:s text:c="12"/>## chown apache: -R roundcube/temp/ </text:p>
      <text:p text:style-name="P23"><text:s text:c="12"/>## chown apache: -R roundcube/logs/ </text:p>
      <text:p text:style-name="P2"/>
      <text:p text:style-name="P11">Step : 1.4 <text:s text:c="3"/>=&gt; Configuration Of Roundcube File</text:p>
      <text:p text:style-name="P2"/>
      <text:p text:style-name="P2">Next thing to do, is to set-up Roundcube’s <text:span text:style-name="T8">"config.inc.php</text:span>" configuration file. But, before setting it up, let’s first create all the necessary database tables for Roundcube using: </text:p>
      <text:p text:style-name="P2"/>
      <text:p text:style-name="P2">## mysql -u roundcube -p"mySecretPassword" roundcube &lt; /var/www/html/roundcube/SQL/mysql.initial.sql </text:p>
      <text:p text:style-name="P2"/>
      <text:p text:style-name="P2"/>
      <text:p text:style-name="P2">now </text:p>
      <text:p text:style-name="P2"/>
      <text:p text:style-name="P2">## vim /var/www/html/roundcube/config/<text:span text:style-name="T8">config.inc.php</text:span> </text:p>
      <text:p text:style-name="P2"/>
      <text:p text:style-name="P20">change: </text:p>
      <text:p text:style-name="P21"><text:s text:c="2"/>$rcmail_config['default_host'] = ''; </text:p>
      <text:p text:style-name="P21">to </text:p>
      <text:p text:style-name="P21"><text:s text:c="2"/>$rcmail_config['default_host'] = <text:span text:style-name="T8">'localhost</text:span>'; </text:p>
      <text:p text:style-name="P21"/>
      <text:p text:style-name="P21">change: </text:p>
      <text:p text:style-name="P21"><text:s text:c="2"/>$rcmail_config['smtp_server'] = ''; </text:p>
      <text:p text:style-name="P21">to </text:p>
      <text:p text:style-name="P21"><text:s text:c="2"/>$rcmail_config['smtp_server'] = <text:span text:style-name="T8">'localhost'</text:span>; </text:p>
      <text:p text:style-name="P21"/>
      <text:p text:style-name="P21">change: </text:p>
      <text:p text:style-name="P21"><text:s text:c="2"/>$rcmail_config['smtp_user'] = ''; </text:p>
      <text:p text:style-name="P21">to </text:p>
      <text:p text:style-name="P21"><text:s text:c="2"/>$rcmail_config['smtp_user'] = <text:span text:style-name="T8">'%u'</text:span>; </text:p>
      <text:p text:style-name="P21"/>
      <text:p text:style-name="P21">change: </text:p>
      <text:p text:style-name="P21"><text:soft-page-break/><text:s text:c="2"/>$rcmail_config['smtp_pass'] = ''; </text:p>
      <text:p text:style-name="P21">to </text:p>
      <text:p text:style-name="P21"><text:s text:c="2"/>$rcmail_config['smtp_pass'] = <text:span text:style-name="T8">'%p'</text:span>; </text:p>
      <text:p text:style-name="P21"/>
      <text:p text:style-name="P21">change: </text:p>
      <text:p text:style-name="P21"><text:s text:c="2"/>$rcmail_config['quota_zero_as_unlimited'] = false; </text:p>
      <text:p text:style-name="P21">to </text:p>
      <text:p text:style-name="P21"><text:s text:c="2"/>$rcmail_config['quota_zero_as_unlimited'] = <text:span text:style-name="T8">‘true’</text:span>; </text:p>
      <text:p text:style-name="P21"/>
      <text:p text:style-name="P21"/>
      <text:p text:style-name="P21"/>
      <text:p text:style-name="P21">change: </text:p>
      <text:p text:style-name="P21"><text:s text:c="2"/>$rcmail_config['read_when_deleted'] = true; </text:p>
      <text:p text:style-name="P21">to </text:p>
      <text:p text:style-name="P21"><text:s text:c="2"/>$rcmail_config['read_when_deleted'] = <text:span text:style-name="T8">‘false’</text:span>; </text:p>
      <text:p text:style-name="P21"/>
      <text:p text:style-name="P21">change: </text:p>
      <text:p text:style-name="P21"><text:s text:c="2"/>$rcmail_config['check_all_folders'] = false; </text:p>
      <text:p text:style-name="P21">to </text:p>
      <text:p text:style-name="P21"><text:s text:c="2"/>$rcmail_config['check_all_folders'] = <text:span text:style-name="T8">‘true’</text:span>; </text:p>
      <text:p text:style-name="P21"/>
      <text:p text:style-name="P21">Username and password configure same file </text:p>
      <text:p text:style-name="P21"/>
      <text:p text:style-name="P21">change: </text:p>
      <text:p text:style-name="P21"><text:s text:c="2"/>$rcmail_config['db_dsnw'] = 'mysql://roundcube:pass@localhost/roundcubemail'; </text:p>
      <text:p text:style-name="P21">to </text:p>
      <text:p text:style-name="P21"><text:s text:c="2"/>$rcmail_config['db_dsnw'] = <text:span text:style-name="T8">'mysqli://roundcube:Password@localhost/roundcube'</text:span>; </text:p>
      <text:p text:style-name="P21"/>
      <text:p text:style-name="P16"><text:span text:style-name="T8">Step : 1.5 Remove Installer File</text:span> </text:p>
      <text:p text:style-name="P2"/>
      <text:p text:style-name="P2">Now Remove Installer folder </text:p>
      <text:p text:style-name="P2"/>
      <text:p text:style-name="P2"><text:s text:c="6"/>## rm -rf /var/www/html/roundcube/installer </text:p>
      <text:p text:style-name="P2"/>
      <text:p text:style-name="P9">Restart: </text:p>
      <text:p text:style-name="P2"/>
      <text:p text:style-name="P2"><text:s text:c="5"/>## service httpd restart </text:p>
      <text:p text:style-name="P2"/>
      <text:p text:style-name="P2">login to your webmail http://localhost(here ur Domain name <text:span text:style-name="T2">or ipaddress</text:span>)/webmail</text:p>
      <text:p text:style-name="P2"/>
      <text:p text:style-name="P32">Example :</text:p>
      <text:p text:style-name="P32"><text:s text:c="2"/></text:p>
      <text:p text:style-name="P32"><text:s text:c="10"/>“<text:a xlink:type="simple" xlink:href="http://192.168.2.66/roundcubemail">http://192.168.2.66/roundcubemail</text:a>” 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<text:s text:c="3"/><text:span text:style-name="T7">INSTALLATION OF POSTFIX </text:span></text:p>
      <text:p text:style-name="P7"/>
      <text:p text:style-name="P13"><text:span text:style-name="T23">S</text:span>tep 2:</text:p>
      <text:p text:style-name="P3"/>
      <text:p text:style-name="P3"><text:span text:style-name="T10">S</text:span><text:span text:style-name="T8">tep2.1 : </text:span><text:span text:style-name="T9">=&gt; </text:span><text:span text:style-name="T8">Set the domain name</text:span> </text:p>
      <text:p text:style-name="P3"/>
      <text:p text:style-name="P3"><text:s text:c="7"/># vi /etc/hosts </text:p>
      <text:p text:style-name="P3"/>
      <text:p text:style-name="P3"><text:s text:c="4"/><text:span text:style-name="T27">A</text:span>dd your ipaddress and respective Domain name </text:p>
      <text:p text:style-name="P3"/>
      <text:p text:style-name="P4"><text:s text:c="8"/><text:span text:style-name="T8">192.168.2.66 <text:s text:c="5"/>softsolutions4u.info</text:span></text:p>
      <text:p text:style-name="P4"/>
      <text:p text:style-name="P12"><text:span text:style-name="T23">Step : 2.2 <text:s text:c="4"/></text:span>=&gt;Diabled Selinux</text:p>
      <text:p text:style-name="P3"/>
      <text:p text:style-name="P3"><text:s text:c="10"/><text:span text:style-name="T3">#vim /etc/sysconfig/selinux</text:span></text:p>
      <text:p text:style-name="P3"><text:s text:c="8"/></text:p>
      <text:p text:style-name="P3"><text:s text:c="10"/><text:span text:style-name="T3">change ‘</text:span><text:span text:style-name="T16">enable’</text:span><text:span text:style-name="T3"> To “</text:span><text:span text:style-name="T16">disabled”</text:span><text:span text:style-name="T3"> for selinux</text:span></text:p>
      <text:p text:style-name="P3"/>
      <text:p text:style-name="P3"><text:span text:style-name="T10">S</text:span><text:span text:style-name="T9">tep : 2.3 <text:s text:c="3"/></text:span><text:span text:style-name="T8">=&gt;Install postfix</text:span> </text:p>
      <text:p text:style-name="P3"/>
      <text:p text:style-name="P3"><text:s text:c="10"/>#yum -y install postfix </text:p>
      <text:p text:style-name="P3">OR </text:p>
      <text:p text:style-name="P3"/>
      <text:p text:style-name="P3"><text:s text:c="9"/># yum -y install cyrus-sasl cyrus-sasl-devel cyrus-sasl-gssapi cyrus-sasl-md5 cyrus-sasl-plain </text:p>
      <text:p text:style-name="P3"/>
      <text:p text:style-name="P3"><text:s text:c="12"/><text:span text:style-name="T4">i</text:span>n<text:span text:style-name="T4">s</text:span>tallation completed. </text:p>
      <text:p text:style-name="P3"/>
      <text:p text:style-name="P13"><text:span text:style-name="T23">Step : 2.4 <text:s text:c="2"/></text:span>=&gt;creating SSL </text:p>
      <text:p text:style-name="P3"/>
      <text:p text:style-name="P3"><text:s text:c="16"/>[<text:span text:style-name="T4">root-ss4u</text:span>@mail ~]# mkdir /etc/postfix/ssl </text:p>
      <text:p text:style-name="P5"><text:s text:c="16"/>[root-<text:span text:style-name="T4">ss4u</text:span>@mail ~]# cd /etc/postfix/ssl/ </text:p>
      <text:p text:style-name="P5"><text:s text:c="16"/>[root-<text:span text:style-name="T4">ss4u</text:span>@mail ssl]# openssl genrsa -des3 -rand /etc/hosts -out smtpd.key 1024 </text:p>
      <text:p text:style-name="P5"><text:s text:c="16"/>[root-<text:span text:style-name="T4">ss4u</text:span>@mail ssl]# chmod 600 smtpd.key </text:p>
      <text:p text:style-name="P5"><text:s text:c="16"/>[root-<text:span text:style-name="T4">ss4u</text:span>@mail ssl]# openssl req -new -key smtpd.key -out smtpd.csr </text:p>
      <text:p text:style-name="P5"><text:s text:c="16"/>[root-<text:span text:style-name="T4">ss4u</text:span>@mail ssl]# openssl x509 -req -days 365 -in smtpd.csr -signkey smtpd.key -out smtpd.crt </text:p>
      <text:p text:style-name="P5"><text:s text:c="16"/>[root-<text:span text:style-name="T4">ss4u</text:span>@mail ssl]# openssl rsa -in smtpd.key -out smtpd.key.unencrypted </text:p>
      <text:p text:style-name="P5"><text:s text:c="16"/>[root-<text:span text:style-name="T4">ss4u</text:span>@mail ssl]# mv -f smtpd.key.unencrypted smtpd.key </text:p>
      <text:p text:style-name="P5"><text:s text:c="16"/>[root-<text:span text:style-name="T4">ss4u</text:span>@mail ssl]# openssl req -new -x509 -extensions v3_ca -keyout cakey.pem -out cacert.pem -days 365 </text:p>
      <text:p text:style-name="P3"/>
      <text:p text:style-name="P3"/>
      <text:p text:style-name="P3"/>
      <text:p text:style-name="P3"/>
      <text:p text:style-name="P3"/>
      <text:p text:style-name="P3"><text:soft-page-break/><text:span text:style-name="T10">S</text:span><text:span text:style-name="T11">tep : 2.4 <text:s text:c="2"/></text:span><text:span text:style-name="T8">=&gt;Configure podtfix</text:span> </text:p>
      <text:p text:style-name="P3"/>
      <text:p text:style-name="P3"><text:s text:c="9"/>#vim /etc/podtfix/main.cf </text:p>
      <text:p text:style-name="P3"/>
      <text:p text:style-name="P3">Edit the following lines : </text:p>
      <text:p text:style-name="P3"/>
      <text:p text:style-name="P3"><text:s text:c="7"/>## Line no 75 - Uncomment and set your mail server FQDN ## </text:p>
      <text:p text:style-name="P3"><text:s text:c="7"/><text:span text:style-name="T8">myhostname = </text:span><text:span text:style-name="T17">softsolutions4u.info</text:span></text:p>
      <text:p text:style-name="P3"><text:s text:c="7"/>## Line 83 - Uncomment and Set domain name ## </text:p>
      <text:p text:style-name="P3"><text:s text:c="7"/><text:span text:style-name="T8">mydomain = </text:span><text:span text:style-name="T17">softsolutions4u.info</text:span> </text:p>
      <text:p text:style-name="P3"><text:s text:c="7"/>## Line 99 - Uncomment ## </text:p>
      <text:p text:style-name="P3"><text:s text:c="7"/><text:span text:style-name="T8">myorigin = $mydomain</text:span> </text:p>
      <text:p text:style-name="P3"><text:s text:c="7"/>## Line 116 - Set ipv4 ## </text:p>
      <text:p text:style-name="P3"><text:s text:c="7"/><text:span text:style-name="T8">inet_interfaces = all </text:span></text:p>
      <text:p text:style-name="P3"><text:s text:c="7"/>## Line 119 - Change to all ## </text:p>
      <text:p text:style-name="P3"><text:s text:c="7"/><text:span text:style-name="T8">inet_protocols = all </text:span></text:p>
      <text:p text:style-name="P3"><text:s text:c="7"/>## Line 164 - Comment ## </text:p>
      <text:p text:style-name="P3"><text:s text:c="7"/>#mydestination = $myhostname, localhost.$mydomain, localhost, </text:p>
      <text:p text:style-name="P3"><text:s text:c="7"/>## Line 165 - Uncomment ##\ </text:p>
      <text:p text:style-name="P3"><text:s text:c="7"/><text:span text:style-name="T8">mydestination = $myhostname, localhost.$mydomain, localhost, $mydomain </text:span></text:p>
      <text:p text:style-name="P3"><text:s text:c="7"/>## Line 264 - Uncomment and add IP range ## </text:p>
      <text:p text:style-name="P3"><text:s text:c="7"/><text:span text:style-name="T8">mynetworks = 192.168.</text:span><text:span text:style-name="T17">2</text:span><text:span text:style-name="T8">.0/24, 127.0.0.0/8</text:span> </text:p>
      <text:p text:style-name="P3"><text:s text:c="7"/>## Line 419 - Uncomment ## </text:p>
      <text:p text:style-name="P3"><text:s text:c="8"/><text:span text:style-name="T8">home_mailbox = Maildir/</text:span> </text:p>
      <text:p text:style-name="P3"><text:s text:c="7"/><text:span text:style-name="T5">##uncommant</text:span></text:p>
      <text:p text:style-name="P3"><text:s text:c="8"/><text:span text:style-name="T17">var/spool/mail/</text:span><text:span text:style-name="T6"> </text:span></text:p>
      <text:p text:style-name="P3"><text:s/></text:p>
      <text:p text:style-name="P28">Step : 2.5 <text:s text:c="3"/>=&gt; Service Restart</text:p>
      <text:p text:style-name="P3"/>
      <text:p text:style-name="P3"><text:s text:c="8"/>#service postfix start </text:p>
      <text:p text:style-name="P3"/>
      <text:p text:style-name="P3"><text:s text:c="7"/># service saslauthd start </text:p>
      <text:p text:style-name="P3"/>
      <text:p text:style-name="P3"><text:s text:c="7"/>#service postfix restart </text:p>
      <text:p text:style-name="P3"/>
      <text:p text:style-name="P6"><text:span text:style-name="T23">S</text:span><text:span text:style-name="T12">tep : 2.6 <text:s text:c="3"/></text:span><text:span text:style-name="T8">=&gt; startup configure</text:span> </text:p>
      <text:p text:style-name="P3"/>
      <text:p text:style-name="P3"><text:s text:c="8"/># chkconfig --level 235 postfix on </text:p>
      <text:p text:style-name="P3"/>
      <text:p text:style-name="P3"><text:s text:c="8"/># chkconfig --level 235 saslauthd on </text:p>
      <text:p text:style-name="P3"/>
      <text:p text:style-name="P3"><text:span text:style-name="T13">Step : 2.7 <text:s/></text:span><text:span text:style-name="T8">=&gt;Testing postfix</text:span> </text:p>
      <text:p text:style-name="P3"/>
      <text:p text:style-name="P3"/>
      <text:p text:style-name="P3"><text:s/><text:span text:style-name="T24">#</text:span><text:span text:style-name="T8">telnet localhost smtp</text:span> OR <text:span text:style-name="T18">25</text:span></text:p>
      <text:p text:style-name="P3"/>
      <text:p text:style-name="P3">Trying ::1... </text:p>
      <text:p text:style-name="P3">Connected to localhost. </text:p>
      <text:p text:style-name="P34">Escape character is '^]'.</text:p>
      <text:p text:style-name="P34"><text:soft-page-break/><text:span text:style-name="T19">ehlo localhost</text:span> </text:p>
      <text:p text:style-name="P3">220 server.unixmen.local ESMTP Postfix </text:p>
      <text:p text:style-name="P3">ehlo localhost <text:s text:c="4"/>## type this command ## </text:p>
      <text:p text:style-name="P3">250-server.unixmen.local </text:p>
      <text:p text:style-name="P3">250-PIPELINING </text:p>
      <text:p text:style-name="P3">250-SIZE 10240000 </text:p>
      <text:p text:style-name="P3">250-VRFY </text:p>
      <text:p text:style-name="P3">250-ETRN </text:p>
      <text:p text:style-name="P3">250-ENHANCEDSTATUSCODES </text:p>
      <text:p text:style-name="P3">250-8BITMIME </text:p>
      <text:p text:style-name="P3">250 DSN </text:p>
      <text:p text:style-name="P3"><text:span text:style-name="T8">mail from:</text:span><text:span text:style-name="T19">test</text:span> <text:s text:c="4"/>## Type this - mail sender address## </text:p>
      <text:p text:style-name="P3">250 2.1.0 Ok </text:p>
      <text:p text:style-name="P3"><text:span text:style-name="T8">rcpt to:</text:span><text:span text:style-name="T19">test</text:span> <text:s text:c="4"/>## Type this - mail receiver address ## </text:p>
      <text:p text:style-name="P3">250 2.1.5 Ok </text:p>
      <text:p text:style-name="P3"><text:span text:style-name="T8">data</text:span> <text:s text:c="4"/>## Type this to input email message ## </text:p>
      <text:p text:style-name="P3">354 End data with &lt;CR&gt;&lt;LF&gt;.&lt;CR&gt;&lt;LF&gt; </text:p>
      <text:p text:style-name="P3"><text:span text:style-name="T8">welcome to unixmen mail server </text:span><text:s text:c="4"/>## Enter the boddy of the email ##. </text:p>
      <text:p text:style-name="P3"><text:s text:c="5"/>## type dot <text:span text:style-name="T8">(.)</text:span> to complete message ## </text:p>
      <text:p text:style-name="P3">250 2.0.0 Ok: queued as B822221522 </text:p>
      <text:p text:style-name="P3"><text:span text:style-name="T8">quit</text:span> <text:s text:c="4"/>## type this to quit from mail ## </text:p>
      <text:p text:style-name="P3">221 2.0.0 Bye </text:p>
      <text:p text:style-name="P3">Connection closed by foreign host.</text:p>
      <text:p text:style-name="P3"/>
      <text:p text:style-name="P14">Install a&amp; Configuration of Postfix </text:p>
      <text:p text:style-name="P3"/>
      <text:p text:style-name="P17"><text:span text:style-name="T8">Step : 3 <text:s/>=&gt; Install dovecot </text:span><text:s/></text:p>
      <text:p text:style-name="P17"/>
      <text:p text:style-name="P17">#yum -y install dovecot </text:p>
      <text:p text:style-name="P17"/>
      <text:p text:style-name="P17"><text:span text:style-name="T8">Step : 3.1 Configure dovecot</text:span> </text:p>
      <text:p text:style-name="P17"/>
      <text:p text:style-name="P17">#vim /etc/dovecot/dovecot.conf </text:p>
      <text:p text:style-name="P17"/>
      <text:p text:style-name="P17"><text:s text:c="5"/>Make a changes: </text:p>
      <text:p text:style-name="P17"/>
      <text:p text:style-name="P17"><text:s text:c="6"/>protocols =imap pop3 </text:p>
      <text:p text:style-name="P17"><text:s text:c="6"/>mail_location=maildir:~/mail (mail loction for ur chooe ) </text:p>
      <text:p text:style-name="P17"><text:s text:c="6"/>pop3_uidl-format=%08Xu%08Xv </text:p>
      <text:p text:style-name="P17"/>
      <text:p text:style-name="P29">Step : 3.2 <text:s/>=&gt; 10-mail.conf</text:p>
      <text:p text:style-name="P29"/>
      <text:p text:style-name="P17">#vim /etc/dovecot/conf.d/10-mail.conf </text:p>
      <text:p text:style-name="P17"/>
      <text:p text:style-name="P17"><text:s text:c="4"/>##line 24 - uncomment ## </text:p>
      <text:p text:style-name="P17"><text:s text:c="8"/>mail_location = maildir:~/maildir </text:p>
      <text:p text:style-name="P17"/>
      <text:p text:style-name="P29">Step : 3.3 <text:s/>=&gt; 10-auth.conf</text:p>
      <text:p text:style-name="P29"/>
      <text:p text:style-name="P17"><text:soft-page-break/>#vim /etc/docevot/conf.d/10-auth.conf </text:p>
      <text:p text:style-name="P17"/>
      <text:p text:style-name="P17"><text:s text:c="6"/>## line 9 - uncomment ## </text:p>
      <text:p text:style-name="P17"><text:s text:c="11"/>disable_plaintext-auth = yes </text:p>
      <text:p text:style-name="P17"><text:s text:c="6"/>## line 97 -add a letter "login" ## </text:p>
      <text:p text:style-name="P17"><text:s text:c="11"/>auth_mechanisms = path login </text:p>
      <text:p text:style-name="P17"/>
      <text:p text:style-name="P18"><text:span text:style-name="T8">Step : 3.</text:span><text:span text:style-name="T14">4</text:span><text:span text:style-name="T8"> <text:s/>=&gt; 10-ma</text:span><text:span text:style-name="T15">ster</text:span><text:span text:style-name="T8">.conf</text:span></text:p>
      <text:p text:style-name="P30"/>
      <text:p text:style-name="P17">#vim /etc/dovecot/conf.d/10-master.conf </text:p>
      <text:p text:style-name="P17"/>
      <text:p text:style-name="P17"><text:s text:c="7"/>## line 83,84 - uncomment and add "<text:span text:style-name="T25">po</text:span><text:span text:style-name="T26">s</text:span><text:span text:style-name="T25">tfix</text:span>" </text:p>
      <text:p text:style-name="P17"><text:s text:c="7"/>#mod = 0600 </text:p>
      <text:p text:style-name="P17"><text:s text:c="8"/>user =postfix </text:p>
      <text:p text:style-name="P17"><text:s text:c="8"/>group=postfix </text:p>
      <text:p text:style-name="P17"/>
      <text:p text:style-name="P31">Step : 3.2 <text:s/>=&gt;start dovecot </text:p>
      <text:p text:style-name="P17"><text:s/></text:p>
      <text:p text:style-name="P17"><text:s/>#service dovecot start </text:p>
      <text:p text:style-name="P19"/>
      <text:p text:style-name="P31">Step : 3.2 <text:s/>=&gt;startup configure</text:p>
      <text:p text:style-name="P17"/>
      <text:p text:style-name="P17">#chkconfig --level 235 docevot on </text:p>
      <text:p text:style-name="P17"/>
      <text:p text:style-name="P17"><text:s/><text:span text:style-name="T8">Run this comment also : </text:span></text:p>
      <text:p text:style-name="P17"/>
      <text:p text:style-name="P17">postmap /etc/postfix/virtua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6-07-07T15:13:29.566100878</meta:creation-date>
    <dc:date>2016-07-07T17:28:33.139353403</dc:date>
    <dc:creator>softsolutions4u </dc:creator>
    <meta:editing-duration>PT1H59M27S</meta:editing-duration>
    <meta:editing-cycles>29</meta:editing-cycles>
    <meta:generator>LibreOffice/4.2.8.2$Linux_x86 LibreOffice_project/420$Build-2</meta:generator>
    <meta:document-statistic meta:table-count="0" meta:image-count="0" meta:object-count="0" meta:page-count="7" meta:paragraph-count="206" meta:word-count="869" meta:character-count="7761" meta:non-whitespace-character-count="5849"/>
  </office:meta>
</office:document-meta>
</file>